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loext:graphic-properties draw:fill-color="#ffffff"/>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Android architecture</text:p>
            <text:p>Mark Veltzer</text:p>
            <text:p><text:span text:style-name="T1">veltzer@gnu.org</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o am I?</text:p>
          </draw:text-box>
        </draw:frame>
        <draw:frame presentation:style-name="pr4" draw:layer="layout" svg:width="25.199cm" svg:height="12.179cm" svg:x="1.4cm" svg:y="4.914cm" presentation:class="outline">
          <draw:text-box>
            <text:list text:style-name="L3">
              <text:list-item>
                <text:p>CTO of Hinbit</text:p>
              </text:list-item>
              <text:list-item>
                <text:p>Senior instructor for John Bryce</text:p>
              </text:list-item>
              <text:list-item>
                <text:p>Maintainer of GNU grep(1)</text:p>
              </text:list-item>
              <text:list-item>
                <text:p>Linux kernel hacker</text:p>
              </text:list-item>
              <text:list-item>
                <text:p>Free source zealot</text:p>
              </text:list-item>
              <text:list-item>
                <text:p>Political philosopher</text:p>
              </text:list-item>
              <text:list-item>
                <text:p>Jazz piano player</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Is Android Linux? Well,...</text:p>
          </draw:text-box>
        </draw:frame>
        <draw:frame presentation:style-name="pr4" draw:layer="layout" svg:width="25.199cm" svg:height="12.179cm" svg:x="1.4cm" svg:y="4.914cm" presentation:class="outline">
          <draw:text-box>
            <text:list text:style-name="L3">
              <text:list-item>
                <text:p>Yes and no.</text:p>
              </text:list-item>
              <text:list-item>
                <text:p>Android kernel is a Linux kernel compiled with certain features disabled and certain special features enabled.</text:p>
              </text:list-item>
              <text:list-item>
                <text:p>Android user space is a much more controlled environment than standard Linux desktop/server.</text:p>
              </text:list-item>
              <text:list-item>
                <text:p>However, understanding standard Linux goes a long way in helping you understand Android.</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Why the difference?</text:p>
          </draw:text-box>
        </draw:frame>
        <draw:frame presentation:style-name="pr4" draw:layer="layout" svg:width="25.199cm" svg:height="12.179cm" svg:x="1.4cm" svg:y="4.914cm" presentation:class="outline">
          <draw:text-box>
            <text:list text:style-name="L3">
              <text:list-item>
                <text:p>First of all, good question…:)</text:p>
              </text:list-item>
              <text:list-item>
                <text:p>The reason is because Android should be usable by non computer savvy users.</text:p>
              </text:list-item>
              <text:list-item>
                <text:p>This means that you should not have to use the command line <text:span text:style-name="T2">ever.</text:span></text:p>
              </text:list-item>
              <text:list-item>
                <text:p><text:span text:style-name="T3">This also means that the system should continue to operate even under conditions where a desktop or server system may require administrator intervention.</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Philosophical note</text:p>
          </draw:text-box>
        </draw:frame>
        <draw:frame presentation:style-name="pr4" draw:layer="layout" svg:width="25.199cm" svg:height="12.179cm" svg:x="1.4cm" svg:y="4.914cm" presentation:class="outline" presentation:user-transformed="true">
          <draw:text-box>
            <text:list text:style-name="L3">
              <text:list-item>
                <text:p>Android continues a long tradition in the computing industry.</text:p>
              </text:list-item>
              <text:list-item>
                <text:p><text:span text:style-name="T1">Reduce flexibility and low level access for application developers, build centralized systems to handle difficult aspects of the system.</text:span></text:p>
              </text:list-item>
              <text:list-item>
                <text:p><text:span text:style-name="T1">This increases overall system stability and usability.</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Reminder: OS definition</text:p>
          </draw:text-box>
        </draw:frame>
        <draw:frame presentation:style-name="pr4" draw:text-style-name="P2" draw:layer="layout" svg:width="25.199cm" svg:height="12.179cm" svg:x="1.4cm" svg:y="4.914cm" presentation:class="outline" presentation:user-transformed="true">
          <draw:text-box>
            <text:list text:style-name="L3">
              <text:list-item>
                <text:p text:style-name="P2"><text:span text:style-name="T1">Secure OS: a piece of software that allows other pieces of software (called applications or processes) to run while guaranteeing that they do not inflict harm to other pieces or to the OS itself.</text:span></text:p>
              </text:list-item>
              <text:list-item>
                <text:p text:style-name="P2"><text:span text:style-name="T1">Harm = direct memory access</text:span></text:p>
              </text:list-item>
              <text:list-item>
                <text:p text:style-name="P2"><text:span text:style-name="T4">Remember that</text:span></text:p>
                <text:list>
                  <text:list-item>
                    <text:p><text:span text:style-name="T4">if two pieces of software want to share memory they can circumvent the OS protection by </text:span><text:span text:style-name="T5">both </text:span><text:span text:style-name="T6">asking the OS for shared memory.</text:span></text:p>
                  </text:list-item>
                  <text:list-item>
                    <text:p><text:span text:style-name="T6">Indirect, over use of shared resources type of hard is still possible.</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o what wrong with standard Linux?</text:p>
          </draw:text-box>
        </draw:frame>
        <draw:frame presentation:style-name="pr4" draw:layer="layout" svg:width="25.199cm" svg:height="12.179cm" svg:x="1.4cm" svg:y="4.914cm" presentation:class="outline">
          <draw:text-box>
            <text:list text:style-name="L3">
              <text:list-item>
                <text:p>Disk is not divided between applications.</text:p>
              </text:list-item>
              <text:list-item>
                <text:p>Data from one application is visible to others by default.</text:p>
              </text:list-item>
              <text:list-item>
                <text:p>System is visible to applications.</text:p>
              </text:list-item>
              <text:list-item>
                <text:p>Installers run as root.</text:p>
              </text:list-item>
              <text:list-item>
                <text:p>Applications may run as root.</text:p>
              </text:list-item>
              <text:list-item>
                <text:p>Permissions are based on file attributes.</text:p>
              </text:list-item>
              <text:list-item>
                <text:p>Multi-processing API make applications dependent on each other.</text:p>
              </text:list-item>
              <text:list-item>
                <text:p>Applications are processor specific.</text:p>
              </text:list-item>
              <text:list-item>
                <text:p><text:span text:style-name="T1">All of these were fixed in Android.</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Folder per application</text:p>
          </draw:text-box>
        </draw:frame>
        <draw:frame presentation:style-name="pr4" draw:layer="layout" svg:width="25.199cm" svg:height="12.179cm" svg:x="1.4cm" svg:y="4.914cm" presentation:class="outline">
          <draw:text-box>
            <text:list text:style-name="L3">
              <text:list-item>
                <text:p>In standard OS applications may write to any folder you have permission to.</text:p>
              </text:list-item>
              <text:list-item>
                <text:p>In Android applications may write only to their own folder, sdcard folder or folders which are explicitly shared.</text:p>
              </text:list-item>
              <text:list-item>
                <text:p>In any case applications cannot write or even see the files of the OS or other applications (think of all the security issues this solves).</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Ease of data management</text:p>
          </draw:text-box>
        </draw:frame>
        <draw:frame presentation:style-name="pr4" draw:layer="layout" svg:width="25.199cm" svg:height="12.179cm" svg:x="1.4cm" svg:y="4.914cm" presentation:class="outline">
          <draw:text-box>
            <text:list text:style-name="L3">
              <text:list-item>
                <text:p>All this means that data from one application is not visible to other applications.</text:p>
              </text:list-item>
              <text:list-item>
                <text:p>This also means that when you erase an application you erase all of it's data.</text:p>
              </text:list-item>
              <text:list-item>
                <text:p>This solves huge management issues for the users.</text:p>
              </text:list-item>
              <text:list-item>
                <text:p>It also means that if you have an application that loves writing to flash you can regain use of that chunk of flash by erasing the applicatio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System is invisible to applications</text:p>
          </draw:text-box>
        </draw:frame>
        <draw:frame presentation:style-name="pr4" draw:layer="layout" svg:width="25.199cm" svg:height="12.179cm" svg:x="1.4cm" svg:y="4.914cm" presentation:class="outline">
          <draw:text-box>
            <text:list text:style-name="L3">
              <text:list-item>
                <text:p>This means that the application has a hard time knowing how the operating system was configured (security, version, vulnerabilities and more).</text:p>
              </text:list-item>
              <text:list-item>
                <text:p>There is actually very little reason for applications to know that.</text:p>
              </text:list-item>
              <text:list-item>
                <text:p>This also makes the applications more portable.</text:p>
              </text:list-item>
              <text:list-item>
                <text:p>This is good since there are hundreds of types of android devices and applications should run on as many of these as possible without tying themselves to specific OS versions or specific devices.</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Installers do not run as root</text:p>
          </draw:text-box>
        </draw:frame>
        <draw:frame presentation:style-name="pr4" draw:layer="layout" svg:width="25.199cm" svg:height="12.179cm" svg:x="1.4cm" svg:y="4.914cm" presentation:class="outline">
          <draw:text-box>
            <text:list text:style-name="L3">
              <text:list-item>
                <text:p>This is a <text:span text:style-name="T2">huge </text:span><text:span text:style-name="T3">security hole in traditional operating systems.</text:span></text:p>
              </text:list-item>
              <text:list-item>
                <text:p><text:span text:style-name="T3">In mobile users want to be able to install thousands of applications and not fear operating system destabilization and security issues.</text:span></text:p>
              </text:list-item>
              <text:list-item>
                <text:p><text:span text:style-name="T3">In Android developers </text:span><text:span text:style-name="T2">do not write installers or un installers.</text:span></text:p>
              </text:list-item>
              <text:list-item>
                <text:p><text:span text:style-name="T3">Developers package applications into zip like files and the system installs them </text:span><text:span text:style-name="T2">in their own folder.</text:span></text:p>
              </text:list-item>
              <text:list-item>
                <text:p><text:span text:style-name="T3">This prevents applications from corrupting the OS or other applications.</text:span></text:p>
              </text:list-item>
              <text:list-item>
                <text:p><text:span text:style-name="T2">Without this there would be no mobile platform.</text:span></text:p>
              </text:list-item>
              <text:list-item>
                <text:p><text:span text:style-name="T3">This even makes the system more usable by having all installations look the same and prevent users from answering stupid questions at application install time...</text:spa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Applications never run as root</text:p>
          </draw:text-box>
        </draw:frame>
        <draw:frame presentation:style-name="pr4" draw:layer="layout" svg:width="25.199cm" svg:height="12.179cm" svg:x="1.4cm" svg:y="4.914cm" presentation:class="outline">
          <draw:text-box>
            <text:list text:style-name="L3">
              <text:list-item>
                <text:p>This is a huge problem in traditional Operating Systems.</text:p>
              </text:list-item>
              <text:list-item>
                <text:p>Bugs in applications which run as root turn to full system exploits.</text:p>
              </text:list-item>
              <text:list-item>
                <text:p>Applications with bugs or which are hostile to each other will turn your machine to a battle ground.</text:p>
              </text:list-item>
              <text:list-item>
                <text:p><text:span text:style-name="T2">This is a no-no even in traditional Linux programming</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Applications never run as root - continued</text:p>
          </draw:text-box>
        </draw:frame>
        <draw:frame presentation:style-name="pr4" draw:layer="layout" svg:width="25.199cm" svg:height="12.179cm" svg:x="1.4cm" svg:y="4.914cm" presentation:class="outline">
          <draw:text-box>
            <text:list text:style-name="L3">
              <text:list-item>
                <text:p>In Android applications never run as root.</text:p>
              </text:list-item>
              <text:list-item>
                <text:p>This means the applications that you, as user, install and uninstall.</text:p>
              </text:list-item>
              <text:list-item>
                <text:p>There are programs which run as root but these are system programs that manage the entire system and are written by either google or the Android system vendor (e.g. Samsung).</text:p>
              </text:list-item>
              <text:list-item>
                <text:p><text:span text:style-name="T2">You cannot ask that your application run as root. And that is good!</text:span></text:p>
              </text:list-item>
              <text:list-item>
                <text:p><text:span text:style-name="T3">However, if you root your device you can run any application you want as root but that is considered non-standard use of the device.</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Permissions are not based (mostly) on file attributes</text:p>
          </draw:text-box>
        </draw:frame>
        <draw:frame presentation:style-name="pr4" draw:layer="layout" svg:width="25.199cm" svg:height="12.179cm" svg:x="1.4cm" svg:y="4.914cm" presentation:class="outline">
          <draw:text-box>
            <text:list text:style-name="L3">
              <text:list-item>
                <text:p>In traditional Operating systems permissions are based on file attributes.</text:p>
              </text:list-item>
              <text:list-item>
                <text:p>This is fine for static systems which carry little applications and where permissions are not elaborate.</text:p>
              </text:list-item>
              <text:list-item>
                <text:p>This breaks down for mobile where there are thousands of applications and permissions carry over to the application domain and do not stay in the system domai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Permissions are not based (mostly) on file attributes - continued</text:p>
          </draw:text-box>
        </draw:frame>
        <draw:frame presentation:style-name="pr4" draw:layer="layout" svg:width="25.199cm" svg:height="12.179cm" svg:x="1.4cm" svg:y="4.914cm" presentation:class="outline">
          <draw:text-box>
            <text:list text:style-name="L3">
              <text:list-item>
                <text:p>In Android permissions are managed in software by system services.</text:p>
              </text:list-item>
              <text:list-item>
                <text:p>This means that permission domains could be added or removed and that permissions could be added or removed without restriction.</text:p>
              </text:list-item>
              <text:list-item>
                <text:p>On the other hand this introduces slight performance penalties since one must go through extra layers which enforce these permission restrictions.</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Actor model Application IPC</text:p>
          </draw:text-box>
        </draw:frame>
        <draw:frame presentation:style-name="pr4" draw:layer="layout" svg:width="25.199cm" svg:height="12.179cm" svg:x="1.4cm" svg:y="4.914cm" presentation:class="outline">
          <draw:text-box>
            <text:list text:style-name="L3">
              <text:list-item>
                <text:p>Shared memory model for application IPC is problematic because it requires great co-operation between applications.</text:p>
              </text:list-item>
              <text:list-item>
                <text:p>It also requires special considerations when killing applications.</text:p>
              </text:list-item>
              <text:list-item>
                <text:p>In Android applications writing should not require great care when communicating with other applications (since different applications are made by different vendors).</text:p>
              </text:list-item>
              <text:list-item>
                <text:p>In addition applications should be independent. To be more specific – the OS or the user should be able to kill an applications whenever they feel like it and this should not bring down other applications or have ill effects on them.</text:p>
              </text:list-item>
              <text:list-item>
                <text:p><text:span text:style-name="T2">This means that you do not have shared memory API between applications.</text:span></text:p>
              </text:list-item>
              <text:list-item>
                <text:p><text:span text:style-name="T2">Message queues are also prohibited because of denial of service considerations.</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Actor model Application IPC - continued</text:p>
          </draw:text-box>
        </draw:frame>
        <draw:frame presentation:style-name="pr4" draw:layer="layout" svg:width="25.199cm" svg:height="12.179cm" svg:x="1.4cm" svg:y="4.914cm" presentation:class="outline" presentation:user-transformed="true">
          <draw:text-box>
            <text:list text:style-name="L3">
              <text:list-item>
                <text:p><text:span text:style-name="T3">This means that you do not have shared memory API between applications.</text:span></text:p>
              </text:list-item>
              <text:list-item>
                <text:p><text:span text:style-name="T3">Message queues are also prohibited because of denial of service considerations.</text:span></text:p>
              </text:list-item>
              <text:list-item>
                <text:p><text:span text:style-name="T2">The result is that you must use special Android interprocess API to communicate between applications.</text:span></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Applications are not processor specific</text:p>
          </draw:text-box>
        </draw:frame>
        <draw:frame presentation:style-name="pr4" draw:layer="layout" svg:width="25.199cm" svg:height="12.179cm" svg:x="1.4cm" svg:y="4.914cm" presentation:class="outline">
          <draw:text-box>
            <text:list text:style-name="L3">
              <text:list-item>
                <text:p>In Android the language of choice for applications is Java.</text:p>
              </text:list-item>
              <text:list-item>
                <text:p>Most applications are actually implemented in Java which makes them CPU family agnostic.</text:p>
              </text:list-item>
              <text:list-item>
                <text:p>Which means that Android can run on Intel, ARM and more. And it does.</text:p>
              </text:list-item>
              <text:list-item>
                <text:p>This is very good (except for hardware vendors that need to compete that is…).</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Applications are not processor specific - continued</text:p>
          </draw:text-box>
        </draw:frame>
        <draw:frame presentation:style-name="pr4" draw:layer="layout" svg:width="25.199cm" svg:height="12.179cm" svg:x="1.4cm" svg:y="4.914cm" presentation:class="outline">
          <draw:text-box>
            <text:list text:style-name="L3">
              <text:list-item>
                <text:p>This does not mean that you cannot program in other languages in Android.</text:p>
              </text:list-item>
              <text:list-item>
                <text:p>You can use lower level languages: C and C++. This is the reason that the Linux kernel is a must since C and C++ and unmanaged languages and security must be guaranteed not by the VM but rather by hardware.</text:p>
              </text:list-item>
              <text:list-item>
                <text:p>You can use higher level languages: Javascript in browsers, JVM languages like Scala and Javascript and more.</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2T21:40:51.948239073</meta:creation-date>
    <meta:editing-duration>PT48M33S</meta:editing-duration>
    <meta:editing-cycles>7</meta:editing-cycles>
    <dc:date>2016-01-02T22:46:23.764461663</dc:date>
    <meta:generator>LibreOffice/5.0.2.2$Linux_X86_64 LibreOffice_project/00m0$Build-2</meta:generator>
    <meta:document-statistic meta:object-count="96"/>
  </office:meta>
</office:document-meta>
</file>